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11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5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6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2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4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8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</style:style>
    <style:style style:name="P29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</style:style>
    <style:style style:name="P3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" style:family="text">
      <style:text-properties fo:background-color="#fce5cd" loext:char-shading-value="0"/>
    </style:style>
    <style:style style:name="T10" style:family="text">
      <style:text-properties style:font-name="Arial" style:font-name-asian="Arial1" style:font-name-complex="Arial1" fo:background-color="#ffff00"/>
    </style:style>
    <style:style style:name="T11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text:span text:style-name="T1">Acme News</text:span></text:p>
      <text:p text:style-name="P2"><text:span text:style-name="T2">Acme News es una página web de noticias <text:s/>para aquellas personas que quieran informarse de las últimas novedades y compartirlas con sus amigos.</text:span></text:p>
      <text:p text:style-name="P2"><text:span text:style-name="T2">En este documento definiremos los requisitos a implementar en el sistema.</text:span></text:p>
      <text:p text:style-name="P3"/>
      <text:p text:style-name="P2"><text:span text:style-name="T7">Requisitos de información</text:span></text:p>
      <text:p text:style-name="P4"/>
      <text:list xml:id="list4056868056" text:style-name="WWNum12">
        <text:list-item>
          <text:p text:style-name="P11"><text:span text:style-name="T2">Los actores del sistema serán administradores, usuarios, periodistas, managers y moderadores. El sistema guarda lo siguiente de cada actor:</text:span></text:p>
        </text:list-item>
      </text:list>
      <text:list xml:id="list1164672236" text:style-name="WWNum6">
        <text:list-item>
          <text:p text:style-name="P13"><text:span text:style-name="T2">Nombre.</text:span></text:p>
        </text:list-item>
        <text:list-item>
          <text:p text:style-name="P13"><text:span text:style-name="T2">Apellido.</text:span></text:p>
        </text:list-item>
        <text:list-item>
          <text:p text:style-name="P13"><text:span text:style-name="T2">Correo electrónico.</text:span></text:p>
        </text:list-item>
      </text:list>
      <text:p text:style-name="P6"/>
      <text:list xml:id="list44234149132545" text:continue-list="list4056868056" text:style-name="WWNum12">
        <text:list-item>
          <text:p text:style-name="P11"><text:span text:style-name="T2">Los periodistas pueden publicar noticias, las cuales constan de: </text:span></text:p>
        </text:list-item>
      </text:list>
      <text:list xml:id="list223679393" text:style-name="WWNum8">
        <text:list-item>
          <text:p text:style-name="P14"><text:span text:style-name="T2">Título.</text:span></text:p>
        </text:list-item>
        <text:list-item>
          <text:p text:style-name="P14"><text:span text:style-name="T2">Imagen (opcional).</text:span></text:p>
        </text:list-item>
        <text:list-item>
          <text:p text:style-name="P14"><text:span text:style-name="T2">Descripción.</text:span></text:p>
        </text:list-item>
        <text:list-item>
          <text:p text:style-name="P14"><text:span text:style-name="T2">Video (opcional).</text:span></text:p>
        </text:list-item>
        <text:list-item>
          <text:p text:style-name="P27"><text:span text:style-name="T2">Categoría.</text:span></text:p>
        </text:list-item>
        <text:list-item>
          <text:p text:style-name="P27"><text:span text:style-name="T2">Estado de la noticia (DENEGADA, PENDIENTE, PUBLICADA).</text:span></text:p>
        </text:list-item>
        <text:list-item>
          <text:p text:style-name="P14"><text:span text:style-name="T2">Fecha de la noticia (generada automáticamente al crear la noticia)</text:span></text:p>
        </text:list-item>
        <text:list-item>
          <text:p text:style-name="P14"><text:span text:style-name="T2">Número de visitas.</text:span></text:p>
        </text:list-item>
        <text:list-item>
          <text:p text:style-name="P14"><text:soft-page-break/><text:span text:style-name="T2">Noticias Asociadas (opcional).</text:span></text:p>
        </text:list-item>
      </text:list>
      <text:p text:style-name="P6"/>
      <text:list xml:id="list44233214866863" text:continue-list="list44234149132545" text:style-name="WWNum12">
        <text:list-item>
          <text:p text:style-name="P11"><text:span text:style-name="T2">Un usuario puede crear un reporte sobre una noticia, el cuál tendrá un campo de texto para indicar el motivo del reporte.</text:span></text:p>
        </text:list-item>
      </text:list>
      <text:p text:style-name="P6"/>
      <text:list xml:id="list44235199910136" text:continue-numbering="true" text:style-name="WWNum12">
        <text:list-item>
          <text:p text:style-name="P11"><text:span text:style-name="T2">Un usuario puede comentar las noticias. Los comentarios constan de:</text:span></text:p>
        </text:list-item>
      </text:list>
      <text:list xml:id="list1574694885" text:style-name="WWNum4">
        <text:list-item>
          <text:p text:style-name="P15"><text:span text:style-name="T2">Título</text:span></text:p>
        </text:list-item>
        <text:list-item>
          <text:p text:style-name="P15"><text:span text:style-name="T2">Descripción</text:span></text:p>
        </text:list-item>
        <text:list-item>
          <text:p text:style-name="P15"><text:span text:style-name="T2">Fecha del comentario(generada automáticamente al crear el comentario)</text:span></text:p>
        </text:list-item>
      </text:list>
      <text:p text:style-name="P6"/>
      <text:list xml:id="list44234075910462" text:continue-list="list44235199910136" text:style-name="WWNum12">
        <text:list-item>
          <text:p text:style-name="P11"><text:span text:style-name="T2">En la página principal de bienvenida se mostrará un banner el cual consta de una imagen.</text:span></text:p>
        </text:list-item>
      </text:list>
      <text:p text:style-name="P6"/>
      <text:list xml:id="list44234841469757" text:continue-numbering="true" text:style-name="WWNum12">
        <text:list-item>
          <text:p text:style-name="P11"><text:span text:style-name="T2">Cada periodista tendrá adicionalmente una foto de su perfil.</text:span></text:p>
        </text:list-item>
      </text:list>
      <text:p text:style-name="P6"/>
      <text:list xml:id="list44234794334812" text:continue-numbering="true" text:style-name="WWNum12">
        <text:list-item>
          <text:p text:style-name="P11"><text:span text:style-name="T2">Los periodistas y moderadores dispondrán de carteras.</text:span></text:p>
        </text:list-item>
      </text:list>
      <text:p text:style-name="P6"/>
      <text:list xml:id="list44233954247584" text:continue-numbering="true" text:style-name="WWNum12">
        <text:list-item>
          <text:p text:style-name="P11"><text:span text:style-name="T2">Las cartera consta de:</text:span></text:p>
        </text:list-item>
      </text:list>
      <text:list xml:id="list2649810539" text:style-name="WWNum13">
        <text:list-item>
          <text:p text:style-name="P16"><text:span text:style-name="T2">email de paypal.</text:span></text:p>
        </text:list-item>
        <text:list-item>
          <text:p text:style-name="P16"><text:span text:style-name="T2">Saldo acumulado.(mínimo 0.)</text:span></text:p>
        </text:list-item>
        <text:list-item>
          <text:p text:style-name="P16"><text:span text:style-name="T2">Saldo total conseguido(mínimo 0.)</text:span></text:p>
        </text:list-item>
      </text:list>
      <text:list xml:id="list44234258613303" text:continue-list="list44233954247584" text:style-name="WWNum12">
        <text:list-item>
          <text:p text:style-name="P11"><text:span text:style-name="T2">Cada usuario tendrá adicionalmente lo siguiente:</text:span></text:p>
        </text:list-item>
      </text:list>
      <text:list xml:id="list278657550" text:style-name="WWNum1">
        <text:list-item>
          <text:p text:style-name="P17"><text:span text:style-name="T2">Puntos conseguidos, los cuales se ganan comentando y cuando compartas noticias y eventos.(mínimo 0.)</text:span></text:p>
        </text:list-item>
        <text:list-item>
          <text:p text:style-name="P17"><text:soft-page-break/><text:span text:style-name="T2">Estatus (PRINCIPIANTE, VETERANO, MAESTRO) , el estatus se podrá cambiar gastando los puntos.</text:span></text:p>
        </text:list-item>
      </text:list>
      <text:p text:style-name="P6"/>
      <text:list xml:id="list44235184549114" text:continue-list="list44234258613303" text:style-name="WWNum12">
        <text:list-item>
          <text:p text:style-name="P11"><text:span text:style-name="T2">El administrador puede fijar una tasa para decidir cuánto se paga por cada visita de una noticia a su creador y la tasa del moderador. Mínimo 0,01 €.</text:span></text:p>
        </text:list-item>
      </text:list>
      <text:p text:style-name="P6"/>
      <text:list xml:id="list44234792962801" text:continue-numbering="true" text:style-name="WWNum12">
        <text:list-item>
          <text:p text:style-name="P11"><text:span text:style-name="T2">Un Administrador puede crear sorteos, los cuales constan de:</text:span></text:p>
        </text:list-item>
      </text:list>
      <text:list xml:id="list3745586099" text:style-name="WWNum16">
        <text:list-item>
          <text:p text:style-name="P18"><text:span text:style-name="T2">Premio a sortear (nombre, precio, imagen)</text:span></text:p>
        </text:list-item>
        <text:list-item>
          <text:p text:style-name="P18"><text:span text:style-name="T2">Fecha de vencimiento</text:span></text:p>
        </text:list-item>
        <text:list-item>
          <text:p text:style-name="P18"><text:span text:style-name="T2">Descripción</text:span></text:p>
        </text:list-item>
        <text:list-item>
          <text:p text:style-name="P18"><text:span text:style-name="T2">Título</text:span></text:p>
        </text:list-item>
        <text:list-item>
          <text:p text:style-name="P18"><text:span text:style-name="T2">Puntos necesarios para inscribirte</text:span></text:p>
        </text:list-item>
        <text:list-item>
          <text:p text:style-name="P18"><text:span text:style-name="T2">Fecha del inicio(generada automáticamente al crear el sorteo)</text:span></text:p>
        </text:list-item>
        <text:list-item>
          <text:p text:style-name="P18"><text:span text:style-name="T4">Participantes</text:span></text:p>
        </text:list-item>
        <text:list-item>
          <text:p text:style-name="P18"><text:span text:style-name="T4">Ganador (Cuando se asigna significa que el sorteo ha pasado)</text:span></text:p>
        </text:list-item>
      </text:list>
      <text:p text:style-name="P6"/>
      <text:list xml:id="list44234142506879" text:continue-list="list44234792962801" text:style-name="WWNum12">
        <text:list-item>
          <text:p text:style-name="P11"><text:span text:style-name="T2">Una </text:span><text:span text:style-name="T4">agencia </text:span><text:span text:style-name="T2">puede crear eventos, los cuales constan de:</text:span></text:p>
        </text:list-item>
      </text:list>
      <text:list xml:id="list2988924743" text:style-name="WWNum9">
        <text:list-item>
          <text:p text:style-name="P19"><text:span text:style-name="T2">Título</text:span></text:p>
        </text:list-item>
        <text:list-item>
          <text:p text:style-name="P19"><text:span text:style-name="T2">Imagen(opcional)</text:span></text:p>
        </text:list-item>
        <text:list-item>
          <text:p text:style-name="P19"><text:span text:style-name="T2">Descripción</text:span></text:p>
        </text:list-item>
        <text:list-item>
          <text:p text:style-name="P19"><text:span text:style-name="T2">Dirección</text:span></text:p>
        </text:list-item>
        <text:list-item>
          <text:p text:style-name="P19"><text:span text:style-name="T2">Fecha en la que tiene lugar el evento.</text:span></text:p>
        </text:list-item>
        <text:list-item>
          <text:p text:style-name="P19"><text:span text:style-name="T2">Artículos relacionados (Redactados por los periodistas de la agencia)</text:span></text:p>
        </text:list-item>
      </text:list>
      <text:p text:style-name="P6"><text:soft-page-break/></text:p>
      <text:list xml:id="list44234031101992" text:continue-list="list44234142506879" text:style-name="WWNum12">
        <text:list-item>
          <text:p text:style-name="P11"><text:span text:style-name="T2">Los managers pueden crear agencias de eventos, las cuales constan de:</text:span></text:p>
        </text:list-item>
      </text:list>
      <text:list xml:id="list2316585637" text:style-name="WWNum10">
        <text:list-item>
          <text:p text:style-name="P12"><text:span text:style-name="T2">Nombre.</text:span></text:p>
        </text:list-item>
        <text:list-item>
          <text:p text:style-name="P12"><text:span text:style-name="T2">Una palabra que describa los eventos que organiza la agencia. ej: musicales, arte, deporte etc...</text:span></text:p>
        </text:list-item>
        <text:list-item>
          <text:p text:style-name="P12"><text:span text:style-name="T2">Dirección física de la agencia.</text:span></text:p>
        </text:list-item>
        <text:list-item>
          <text:p text:style-name="P12"><text:span text:style-name="T2">Capacidad (nº de periodistas máximo).</text:span></text:p>
        </text:list-item>
        <text:list-item>
          <text:p text:style-name="P12"><text:span text:style-name="T2">Importancia(propiedad derivada calculada en base al número de visitas de las noticias creadas por los periodistas pertenecientes a la agencia).</text:span></text:p>
        </text:list-item>
      </text:list>
      <text:p text:style-name="P6"/>
      <text:list xml:id="list44234272907614" text:continue-list="list44234031101992" text:style-name="WWNum12">
        <text:list-item>
          <text:p text:style-name="P11"><text:span text:style-name="T4">Los usuarios pueden enviar mensajes directos a otros usuarios, estos mensajes constan de:</text:span></text:p>
        </text:list-item>
      </text:list>
      <text:list xml:id="list434686402" text:style-name="WWNum11">
        <text:list-item>
          <text:p text:style-name="P28"><text:span text:style-name="T9">Texto opcional.</text:span></text:p>
        </text:list-item>
        <text:list-item>
          <text:p text:style-name="P28"><text:span text:style-name="T9">Una noticia.</text:span></text:p>
        </text:list-item>
      </text:list>
      <text:p text:style-name="P1"/>
      <text:list xml:id="list44235013140483" text:continue-list="list44234272907614" text:style-name="WWNum12">
        <text:list-item>
          <text:p text:style-name="P29"><text:span text:style-name="T9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span></text:p>
        </text:list-item>
      </text:list>
      <text:p text:style-name="P8"/>
      <text:p text:style-name="P2"/>
      <text:p text:style-name="P2"><text:span text:style-name="T7">Requisitos Funcionales</text:span></text:p>
      <text:p text:style-name="P5"/>
      <text:list xml:id="list44235139214311" text:continue-numbering="true" text:style-name="WWNum12">
        <text:list-item>
          <text:p text:style-name="P11"><text:span text:style-name="T2">Un actor que </text:span><text:span text:style-name="T8">no esté autenticado </text:span><text:span text:style-name="T2">debe poder:</text:span></text:p>
        </text:list-item>
      </text:list>
      <text:list xml:id="list1625495795" text:style-name="WWNum7">
        <text:list-item>
          <text:p text:style-name="P20"><text:span text:style-name="T2">Navegar por la lista de noticias agrupadas por su categoría(ordenadas por fecha de publicación de más reciente a más antigua).</text:span></text:p>
        </text:list-item>
        <text:list-item>
          <text:p text:style-name="P20"><text:span text:style-name="T2">Mostrar las noticias para ver toda su información.</text:span></text:p>
        </text:list-item>
        <text:list-item>
          <text:p text:style-name="P20"><text:span text:style-name="T2">Mostrar el autor de la noticia.</text:span></text:p>
        </text:list-item>
        <text:list-item>
          <text:p text:style-name="P20"><text:soft-page-break/><text:span text:style-name="T2">Registrarse como usuario,como periodista o como moderador. (Para registrarse como periodista o moderador, deberá registrar su cartera).</text:span></text:p>
        </text:list-item>
        <text:list-item>
          <text:p text:style-name="P20"><text:span text:style-name="T2">Buscar una noticia por una palabra clave (</text:span><text:span text:style-name="T4">la palabra se buscará en la categoría, título y descripción) o categoría</text:span><text:span text:style-name="T2">.</text:span></text:p>
        </text:list-item>
        <text:list-item>
          <text:p text:style-name="P20"><text:span text:style-name="T2">Navegar por la lista de eventos y mostrarlos(no deben aparecer eventos pasados y deben ir ordenados según la importancia de la agencia a la que pertenece el periodista que redactó el evento).</text:span></text:p>
        </text:list-item>
      </text:list>
      <text:p text:style-name="P6"/>
      <text:p text:style-name="P6"/>
      <text:p text:style-name="P6"/>
      <text:list xml:id="list44234288896691" text:continue-list="list44235139214311" text:style-name="WWNum12">
        <text:list-item>
          <text:p text:style-name="P11"><text:span text:style-name="T2">Un actor que esté autentificado como </text:span><text:span text:style-name="T8">moderador </text:span><text:span text:style-name="T2">debe poder:</text:span></text:p>
        </text:list-item>
      </text:list>
      <text:list xml:id="list234552360" text:style-name="WWNum14">
        <text:list-item>
          <text:p text:style-name="P21"><text:span text:style-name="T2">Hacer lo mismo que un usuario no autenticado excepto registrarse.</text:span></text:p>
        </text:list-item>
        <text:list-item>
          <text:p text:style-name="P21"><text:span text:style-name="T2">Ver un listado con las noticias que tienen 3 o más reportes y banearlas si lo cree necesario.</text:span></text:p>
        </text:list-item>
        <text:list-item>
          <text:p text:style-name="P21"><text:span text:style-name="T4">Banear un periodista y desbanearlo en base a los reportes a sus noticias.</text:span></text:p>
        </text:list-item>
        <text:list-item>
          <text:p text:style-name="P21"><text:span text:style-name="T2">Aceptar o denegar una noticia antes de que se muestre en la web.</text:span></text:p>
        </text:list-item>
        <text:list-item>
          <text:p text:style-name="P21"><text:span text:style-name="T2">Retirar el saldo acumulado de su cartera.</text:span></text:p>
        </text:list-item>
      </text:list>
      <text:p text:style-name="P6"/>
      <text:list xml:id="list44235121372334" text:continue-list="list44234288896691" text:style-name="WWNum12">
        <text:list-item>
          <text:p text:style-name="P11"><text:span text:style-name="T2">Un actor que esté autentificado como </text:span><text:span text:style-name="T8">administrador </text:span><text:span text:style-name="T2">debe poder:</text:span></text:p>
        </text:list-item>
      </text:list>
      <text:list xml:id="list1438036402" text:style-name="WWNum17">
        <text:list-item>
          <text:p text:style-name="P22"><text:span text:style-name="T2">Cambiar el banner que se muestra en la página principal.</text:span></text:p>
        </text:list-item>
        <text:list-item>
          <text:p text:style-name="P22"><text:span text:style-name="T2">Cambiar la tasa de dinero recibido por los periodistas por cada visita que recibe una noticia y la tasa de creación de una agencia.</text:span></text:p>
        </text:list-item>
        <text:list-item>
          <text:p text:style-name="P22"><text:span text:style-name="T2">Cambiar el nº de puntos que reciben los usuarios según su estatus al comentar o compartir noticias</text:span></text:p>
        </text:list-item>
        <text:list-item>
          <text:p text:style-name="P22"><text:span text:style-name="T2">Crear un sorteo. (el ganador se decide de forma aleatoria al pulsar un botón para computar los ganadores de los concursos finalizados)</text:span></text:p>
        </text:list-item>
        <text:list-item>
          <text:p text:style-name="P22"><text:span text:style-name="T2">Mostrar un tablero de información con lo siguiente:</text:span></text:p>
          <text:list>
            <text:list-item>
              <text:p text:style-name="P30"><text:span text:style-name="T2">El mínimo, media y máximo número de </text:span><text:span text:style-name="T4">noticias </text:span><text:span text:style-name="T2">publicadas por un periodista.</text:span></text:p>
            </text:list-item>
            <text:list-item>
              <text:p text:style-name="P30"><text:span text:style-name="T2">El nombre del periodista que más dinero ha obtenido con sus noticias.(incluyendo el dinero que ha retirado)</text:span></text:p>
            </text:list-item>
            <text:list-item>
              <text:p text:style-name="P30"><text:soft-page-break/><text:span text:style-name="T2">El número de usuarios con estatus principiante, veterano y maestro.</text:span></text:p>
            </text:list-item>
            <text:list-item>
              <text:p text:style-name="P30"><text:span text:style-name="T2">El mínimo, media y máximo de puntos necesario para apuntarse a un sorteo.</text:span></text:p>
            </text:list-item>
            <text:list-item>
              <text:p text:style-name="P30"><text:span text:style-name="T2">El número de total de puntos que se han conseguido entre todos los usuarios.</text:span></text:p>
            </text:list-item>
            <text:list-item>
              <text:p text:style-name="P30"><text:span text:style-name="T2">Lista de usuarios en orden de descendiente según el número de puntos.</text:span></text:p>
            </text:list-item>
            <text:list-item>
              <text:p text:style-name="P30"><text:span text:style-name="T2">Lista de periodistas en orden de descendiente según el número total de visitas de sus noticias.</text:span></text:p>
            </text:list-item>
            <text:list-item>
              <text:p text:style-name="P30"><text:span text:style-name="T2">Número de noticias baneadas.</text:span></text:p>
            </text:list-item>
            <text:list-item>
              <text:p text:style-name="P30"><text:span text:style-name="T2">Número de noticias publicadas.</text:span></text:p>
            </text:list-item>
            <text:list-item>
              <text:p text:style-name="P30"><text:span text:style-name="T2">El número de sorteos que hay en el sistema. (futuros, activos y pasados)</text:span></text:p>
            </text:list-item>
          </text:list>
        </text:list-item>
      </text:list>
      <text:p text:style-name="P6"/>
      <text:list xml:id="list44234088800192" text:continue-list="list44235121372334" text:style-name="WWNum12">
        <text:list-item>
          <text:p text:style-name="P11"><text:span text:style-name="T2">Un actor que esté autentificado como </text:span><text:span text:style-name="T8">usuario </text:span><text:span text:style-name="T2">debe poder:</text:span></text:p>
        </text:list-item>
      </text:list>
      <text:list xml:id="list1730283649" text:style-name="WWNum3">
        <text:list-item>
          <text:p text:style-name="P23"><text:span text:style-name="T2">Hacer lo mismo que un usuario no autenticado excepto registrarse.</text:span></text:p>
        </text:list-item>
        <text:list-item>
          <text:p text:style-name="P23"><text:span text:style-name="T4">Compartir las noticias mediante mensaje directo</text:span><text:span text:style-name="T2">.</text:span></text:p>
        </text:list-item>
        <text:list-item>
          <text:p text:style-name="P23"><text:span text:style-name="T4">Seguir a otros usuarios y dejar de seguirlos, seguir a otros usuarios permite ver una colección de noticias que le gustan a esos usuarios.</text:span></text:p>
        </text:list-item>
        <text:list-item>
          <text:p text:style-name="P23"><text:span text:style-name="T4">Seguir a periodistas y dejar de seguirlos. Seguir periodistas permite acceder rápidamente a una lista con las noticias de esos periodistas.</text:span></text:p>
        </text:list-item>
        <text:list-item>
          <text:p text:style-name="P23"><text:span text:style-name="T2">Escribir un comentario sobre una noticia</text:span></text:p>
        </text:list-item>
        <text:list-item>
          <text:p text:style-name="P23"><text:span text:style-name="T2">Crear un reporte sobre una noticia</text:span></text:p>
        </text:list-item>
        <text:list-item>
          <text:p text:style-name="P23"><text:span text:style-name="T2">Editar su perfil y ver perfil.</text:span></text:p>
        </text:list-item>
        <text:list-item>
          <text:p text:style-name="P23"><text:span text:style-name="T2">Listar los sorteos próximos (ordenados de más reciente <text:s/>a más futuro).</text:span></text:p>
        </text:list-item>
        <text:list-item>
          <text:p text:style-name="P23"><text:span text:style-name="T2">Apuntarse a un sorteo gastando los puntos conseguidos que sean necesarios para entrar al sorteo.</text:span></text:p>
        </text:list-item>
        <text:list-item>
          <text:p text:style-name="P23"><text:span text:style-name="T2">Comprar un nivel de estatus con puntos conseguidos, según el nivel de estatus, el usuario ganará un número determinado de puntos al comentar una noticia o compartirla. A mayor estatus mayor recompensa de puntos. </text:span><text:span text:style-name="T9">Para comprar el estatus VETERANO deberá ser previamente PRINCIPIANTE. Para comprar el estatus MAESTRO deberá ser previamente VETERANO.</text:span></text:p>
        </text:list-item>
        <text:list-item>
          <text:p text:style-name="P23"><text:span text:style-name="T2">Listar los sorteos a los que se ha apuntado.</text:span></text:p>
        </text:list-item>
        <text:list-item>
          <text:p text:style-name="P23"><text:soft-page-break/><text:span text:style-name="T2">Listar los usuarios a los que sigue.</text:span></text:p>
        </text:list-item>
        <text:list-item>
          <text:p text:style-name="P23"><text:span text:style-name="T4">Listas las noticias y eventos que han compartido los usuarios a los que sigues.</text:span></text:p>
        </text:list-item>
        <text:list-item>
          <text:p text:style-name="P23"><text:span text:style-name="T9">Modificar y limpiar los filtros de su buscador personalizado. Si los filtros están vacíos, el resultado serán todas las noticias.</text:span></text:p>
        </text:list-item>
        <text:list-item>
          <text:p text:style-name="P23"><text:span text:style-name="T9">Mostrar las noticias de su buscador personalizado</text:span>.</text:p>
        </text:list-item>
      </text:list>
      <text:p text:style-name="P6"/>
      <text:list xml:id="list44233354448124" text:continue-list="list44234088800192" text:style-name="WWNum12">
        <text:list-item>
          <text:p text:style-name="P11"><text:span text:style-name="T2">Un actor que esté autentificado como </text:span><text:span text:style-name="T8">periodista</text:span><text:span text:style-name="T5"> </text:span><text:span text:style-name="T2">debe poder:</text:span></text:p>
        </text:list-item>
      </text:list>
      <text:list xml:id="list4169717271" text:style-name="WWNum2">
        <text:list-item>
          <text:p text:style-name="P24"><text:span text:style-name="T2">Hacer lo mismo que un usuario no autenticado excepto registrarse.</text:span></text:p>
        </text:list-item>
        <text:list-item>
          <text:p text:style-name="P24"><text:span text:style-name="T2">Listas las noticias propias.</text:span></text:p>
        </text:list-item>
      </text:list>
      <text:list xml:id="list1861218315" text:style-name="WWNum15">
        <text:list-item>
          <text:p text:style-name="P25"><text:span text:style-name="T2">Crear una noticia y borrarla. (los usuarios que compartían la noticia deberán dejar de compartir la noticia, y los comentarios sobre la noticia deberán desaparecer). </text:span><text:span text:style-name="T4">La noticia no será visible en el sistema hasta que la haya comprobado un moderador</text:span><text:span text:style-name="T2">.</text:span></text:p>
        </text:list-item>
        <text:list-item>
          <text:p text:style-name="P25"><text:span text:style-name="T2">Editar su perfil</text:span></text:p>
        </text:list-item>
        <text:list-item>
          <text:p text:style-name="P25"><text:span text:style-name="T2">Listar las diferentes agencias con capacidad para contratar nuevos periodistas</text:span></text:p>
        </text:list-item>
        <text:list-item>
          <text:p text:style-name="P25"><text:span text:style-name="T2">Suscribirse a una agenci</text:span>a,<text:span text:style-name="T9"> si ésta tiene capacidad para contratar a más personal.</text:span> <text:span text:style-name="T9">Además, no podrá pertenecer a más de una agencia simultáneamente.</text:span></text:p>
        </text:list-item>
        <text:list-item>
          <text:p text:style-name="P25"><text:span text:style-name="T2">Salir de una agencia.</text:span></text:p>
        </text:list-item>
        <text:list-item>
          <text:p text:style-name="P25"><text:span text:style-name="T2">Listar los otros periodistas viendo la agencia a la que pertenecen.</text:span></text:p>
        </text:list-item>
        <text:list-item>
          <text:p text:style-name="P25"><text:span text:style-name="T2">Retirar el saldo acumulado de su c</text:span>artera<text:span text:style-name="T2">. </text:span><text:span text:style-name="T9">No podrá sacar dinero de su cuenta de paypal si no tiene un saldo acumulado mínimo de 5</text:span>€.</text:p>
        </text:list-item>
      </text:list>
      <text:p text:style-name="P6"/>
      <text:list xml:id="list44235120344563" text:continue-list="list44233354448124" text:style-name="WWNum12">
        <text:list-item>
          <text:p text:style-name="P11"><text:span text:style-name="T2">Un actor que esté autentificado como </text:span><text:span text:style-name="T8">manager</text:span><text:span text:style-name="T2"> debe poder:</text:span></text:p>
        </text:list-item>
      </text:list>
      <text:list xml:id="list1101063078" text:style-name="WWNum5">
        <text:list-item>
          <text:p text:style-name="P26"><text:span text:style-name="T2">Hacer lo mismo que un usuario no autentificado excepto registrarse.</text:span></text:p>
        </text:list-item>
        <text:list-item>
          <text:p text:style-name="P26"><text:span text:style-name="T4">Crear, editar y borrar sus agencias</text:span><text:span text:style-name="T9">. Al editar, la nueva capacidad de la agencia no puede ser inferior al número actual de periodistas suscritos a la agencia</text:span>.</text:p>
        </text:list-item>
        <text:list-item>
          <text:p text:style-name="P26"><text:span text:style-name="T4">Expulsar a periodistas de sus agencias.</text:span></text:p>
        </text:list-item>
        <text:list-item>
          <text:p text:style-name="P26"><text:span text:style-name="T2">Listas otras agencias.</text:span></text:p>
        </text:list-item>
        <text:list-item>
          <text:p text:style-name="P26"><text:soft-page-break/><text:span text:style-name="T4">Crear un evento asociado a una agencia, editarlo, mostrarlo y borrarlo.</text:span></text:p>
        </text:list-item>
      </text:list>
      <text:p text:style-name="P6"/>
      <text:p text:style-name="P6"/>
      <text:p text:style-name="P2"><text:span text:style-name="T7">Requisitos no funcionales</text:span></text:p>
      <text:p text:style-name="P9"/>
      <text:p text:style-name="P2"><text:span text:style-name="T11"><text:tab/></text:span></text:p>
      <text:list xml:id="list44234039649905" text:continue-list="list44235120344563" text:style-name="WWNum12">
        <text:list-item>
          <text:p text:style-name="P11"><text:span text:style-name="T2">El sistema debe estar disponible en inglés y en español. (mediante mensajes en inglés y español.)</text:span></text:p>
        </text:list-item>
      </text:list>
      <text:p text:style-name="P31"/>
      <text:list xml:id="list44233642475459" text:continue-numbering="true" text:style-name="WWNum12">
        <text:list-item>
          <text:p text:style-name="P11"><text:span text:style-name="T9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span></text:p>
        </text:list-item>
      </text:list>
      <text:p text:style-name="P2"/>
      <text:list xml:id="list44233659692440" text:continue-numbering="true" text:style-name="WWNum12">
        <text:list-item>
          <text:p text:style-name="P11"><text:span text:style-name="T4">Las imágenes no se almacenan en el sistema pero deben estar disponibles en algún sitio de internet y obtenerlas mediante url.</text:span></text:p>
        </text:list-item>
      </text:list>
      <text:p text:style-name="P33"/>
      <text:list xml:id="list44234780840313" text:continue-numbering="true" text:style-name="WWNum12">
        <text:list-item>
          <text:p text:style-name="P11"><text:span text:style-name="T4">Las categorías por defecto del sistemas son (DEPORTES, ECONOMÍA, MOTOR, CULTURA Y OCIO, ESPAÑA, INTERNACIONAL, JUEGOS, OTROS)</text:span></text:p>
        </text:list-item>
      </text:list>
      <text:p text:style-name="P6"/>
      <text:list xml:id="list44233981460811" text:continue-numbering="true" text:style-name="WWNum12">
        <text:list-item>
          <text:p text:style-name="P11"><text:span text:style-name="T2">Los banner seleccionados para estar en la página principal se elegirán aleatoriamente de entre un conjunto de banners definidos por el administrador.</text:span></text:p>
        </text:list-item>
      </text:list>
      <text:p text:style-name="P6"/>
      <text:list xml:id="list44234308458039" text:continue-numbering="true" text:style-name="WWNum12">
        <text:list-item>
          <text:p text:style-name="P11"><text:span text:style-name="T2">El dinero generado por las visitas de las noticias va al saldo del periodista de la noticia.</text:span></text:p>
        </text:list-item>
      </text:list>
      <text:p text:style-name="P6"/>
      <text:list xml:id="list44234037093248" text:continue-numbering="true" text:style-name="WWNum12">
        <text:list-item>
          <text:p text:style-name="P11"><text:span text:style-name="T2">Cuando un moderador acepta una noticia o la rechaza y cuando banea a un usuario cobra lo indicado según la tasa de moderador especificada por el administrador.</text:span></text:p>
        </text:list-item>
      </text:list>
      <text:p text:style-name="P6"/>
      <text:list xml:id="list44234040831361" text:continue-numbering="true" text:style-name="WWNum12">
        <text:list-item>
          <text:p text:style-name="P11"><text:span text:style-name="T4">Las fechas en el sistema serán almacenadas y mostradas con el siguiente formato: dd/MM/yyyy.</text:span></text:p>
        </text:list-item>
      </text:list>
      <text:p text:style-name="P7"><text:soft-page-break/></text:p>
      <text:list xml:id="list44235269054260" text:continue-numbering="true" text:style-name="WWNum12">
        <text:list-item>
          <text:p text:style-name="P11"><text:span text:style-name="T4">Los correos en el sistema serán almacenados y mostrados con el siguiente formato: nombre@dominio.</text:span></text:p>
        </text:list-item>
      </text:list>
      <text:p text:style-name="P7"/>
      <text:list xml:id="list44234345147515" text:continue-numbering="true" text:style-name="WWNum12">
        <text:list-item>
          <text:p text:style-name="P11"><text:span text:style-name="T4">En general, cuando se listan noticias deberán estar ordenadas por su fecha de publicación, de forma que las más nuevas sean las primeras en ser mostradas.</text:span></text:p>
        </text:list-item>
      </text:list>
      <text:p text:style-name="P8"/>
      <text:list xml:id="list44235134991927" text:continue-numbering="true" text:style-name="WWNum12">
        <text:list-item>
          <text:p text:style-name="P11"><text:span text:style-name="T9">El número máximo de resultados del buscador personalizado es 10 por defecto. El administrador deberá poder modificar este parámetro para ajustar el rendimiento del sistema. El máximo absoluto son 100 resultados.</text:span></text:p>
        </text:list-item>
      </text:list>
      <text:p text:style-name="P8"/>
      <text:list xml:id="list44233717361403" text:continue-numbering="true" text:style-name="WWNum12">
        <text:list-item>
          <text:p text:style-name="P11"><text:span text:style-name="T9">Los resultados del buscador personalizado son guardados durante una hora por defecto. El administrador deberá poder modificar este parámetro para ajustar el rendimiento del sistema. <text:s/>El tiempo mínimo es una hora y el máximo son 24 horas. </text:span></text:p>
        </text:list-item>
      </text:list>
      <text:p text:style-name="P32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86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9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style:num-suffix="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style:num-suffix="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36" meta:word-count="1707" meta:character-count="10215" meta:non-whitespace-character-count="8765"/>
    <meta:generator>LibreOfficeDev/6.0.5.2$Linux_X86_64 LibreOffice_project/</meta:generator>
  </office:meta>
</office:document-meta>
</file>